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cc23" officeooo:paragraph-rsid="0009cc23"/>
    </style:style>
    <style:style style:name="P2" style:family="paragraph" style:parent-style-name="Standard">
      <style:text-properties officeooo:rsid="0009cc23" officeooo:paragraph-rsid="001740bc"/>
    </style:style>
    <style:style style:name="P3" style:family="paragraph" style:parent-style-name="Standard">
      <style:text-properties officeooo:rsid="000ce2ca" officeooo:paragraph-rsid="000ce2ca"/>
    </style:style>
    <style:style style:name="P4" style:family="paragraph" style:parent-style-name="Standard">
      <style:text-properties officeooo:rsid="000e7401" officeooo:paragraph-rsid="000e7401"/>
    </style:style>
    <style:style style:name="P5" style:family="paragraph" style:parent-style-name="Standard">
      <style:text-properties officeooo:rsid="00116bcb" officeooo:paragraph-rsid="00116bcb"/>
    </style:style>
    <style:style style:name="P6" style:family="paragraph" style:parent-style-name="Standard">
      <style:text-properties officeooo:rsid="0012294f" officeooo:paragraph-rsid="0012294f"/>
    </style:style>
    <style:style style:name="P7" style:family="paragraph" style:parent-style-name="Standard">
      <style:text-properties officeooo:rsid="0013e4ec" officeooo:paragraph-rsid="0013e4ec"/>
    </style:style>
    <style:style style:name="P8" style:family="paragraph" style:parent-style-name="Standard">
      <style:text-properties officeooo:rsid="001740bc" officeooo:paragraph-rsid="001740bc"/>
    </style:style>
    <style:style style:name="P9" style:family="paragraph" style:parent-style-name="Standard">
      <style:text-properties officeooo:rsid="001740bc" officeooo:paragraph-rsid="001740bc"/>
    </style:style>
    <style:style style:name="P10" style:family="paragraph" style:parent-style-name="Standard">
      <style:text-properties officeooo:rsid="001a30e0" officeooo:paragraph-rsid="001a30e0"/>
    </style:style>
    <style:style style:name="P11" style:family="paragraph" style:parent-style-name="Standard">
      <style:text-properties officeooo:rsid="001af505" officeooo:paragraph-rsid="001af505"/>
    </style:style>
    <style:style style:name="P12" style:family="paragraph" style:parent-style-name="Standard">
      <style:text-properties officeooo:rsid="001b1a5b" officeooo:paragraph-rsid="001b1a5b"/>
    </style:style>
    <style:style style:name="P13" style:family="paragraph" style:parent-style-name="Standard">
      <style:text-properties officeooo:rsid="0009cc23" officeooo:paragraph-rsid="001b1a5b"/>
    </style:style>
    <style:style style:name="P14" style:family="paragraph" style:parent-style-name="Standard">
      <style:text-properties officeooo:rsid="0009cc23" officeooo:paragraph-rsid="001d750d"/>
    </style:style>
    <style:style style:name="P15" style:family="paragraph" style:parent-style-name="Standard">
      <style:text-properties officeooo:rsid="001b466b" officeooo:paragraph-rsid="001b466b"/>
    </style:style>
    <style:style style:name="P16" style:family="paragraph" style:parent-style-name="Standard">
      <style:text-properties officeooo:rsid="001d1190" officeooo:paragraph-rsid="001d1190"/>
    </style:style>
    <style:style style:name="T1" style:family="text">
      <style:text-properties officeooo:rsid="000b32cd"/>
    </style:style>
    <style:style style:name="T2" style:family="text">
      <style:text-properties officeooo:rsid="000fc62a"/>
    </style:style>
    <style:style style:name="T3" style:family="text">
      <style:text-properties officeooo:rsid="0014f7f9"/>
    </style:style>
    <style:style style:name="T4" style:family="text">
      <style:text-properties officeooo:rsid="0015689a"/>
    </style:style>
    <style:style style:name="T5" style:family="text">
      <style:text-properties officeooo:rsid="001578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>Ameaças e vulnerabilidades de software 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<text:span text:style-name="T1">vídeo</text:span> 1 </text:p>
      <text:p text:style-name="P1"/>
      <text:p text:style-name="P7">AMEAÇAS E VULNERABILIDADES DE SOFTWARE</text:p>
      <text:p text:style-name="P1"/>
      <text:p text:style-name="P5">AMEAÇAS <text:span text:style-name="T3">(roubos, acidentes, perdas e corrupção de dados)</text:span></text:p>
      <text:p text:style-name="P3">-Sites fakes de venda, oferencendo preços atraentes para dar o golpe no cliente</text:p>
      <text:p text:style-name="P3"/>
      <text:p text:style-name="P4">VULNERABILIDADE</text:p>
      <text:p text:style-name="P4">-Sites verdadeiros de vendas on-line, porém com sistema de segurança vulnerável, <text:span text:style-name="T2">sendo invadido por um terceiro, obtendo dados indevidos de vendedor e cliente </text:span></text:p>
      <text:p text:style-name="P4"/>
      <text:p text:style-name="P6">normas ABNT norteiam o tratamento de seg. da informação<text:span text:style-name="T4">(</text:span><text:span text:style-name="T5">ISO 27002 - </text:span><text:span text:style-name="T4">CÓDIGO DE PRÁTICA PARA GESTÃO DE SEGURANÇA DA INFORMAÇÃO)</text:span></text:p>
      <text:p text:style-name="P2">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</text:p>
      <text:p text:style-name="P8">vídeo 2</text:p>
      <text:p text:style-name="P8"/>
      <text:p text:style-name="P8">AMEAÇAS E VULNERABILIDADES</text:p>
      <text:p text:style-name="P8"/>
      <text:p text:style-name="P10">Vulnerabilidades: </text:p>
      <text:p text:style-name="P10"><text:tab/>São brechas (fragilidades) de um sistema que possibilitam a ação de pessoas ou software mal intencionados. </text:p>
      <text:p text:style-name="P10"><text:tab/>Ex: sistemas de vendas sem um sistema de autenticação para clientes e admins. </text:p>
      <text:p text:style-name="P10"><text:s text:c="25"/>Mesmo que tenha um sistema de autenticação, este sistema não exige o cafastro de uma senha forte (maiusculo, minusculo, caracteres especiais, numeros, quantidades)</text:p>
      <text:p text:style-name="P10"><text:tab/> <text:s text:c="5"/>Ao mesmo tempo, um sistem que obriga o usuário e cadastrar uma nova senha por semana, obriga o mesmo a anotar em um papel a senha, gerando assim, uma nova vulnerabilidade </text:p>
      <text:p text:style-name="P10"/>
      <text:p text:style-name="P10">Ameaça: </text:p>
      <text:p text:style-name="P10"><text:tab/>São quais coisas que explorem as vulnerabilidades, para tomar vantagem indevida </text:p>
      <text:p text:style-name="P10"/>
      <text:p text:style-name="P11">Identificando as vulnerabilidades dos sistemas, automaticamente se elemina as ameaças </text:p>
      <text:p text:style-name="P12">A vulnerabilidade pode aparecer na tentativa excessiva e errada de proteger algo. </text:p>
      <text:p text:style-name="P12">Neste caso, o ditado “Segurança nunca é demais” não se encaixa. </text:p>
      <text:p text:style-name="P13">------------------------------------------------------------------------------------------------------------------------</text:p>
      <text:p text:style-name="P12">vídeo 3 </text:p>
      <text:p text:style-name="P12"/>
      <text:p text:style-name="P12">Tipos de ameaças e vulnerabilidades – Físicas e lógicas </text:p>
      <text:p text:style-name="P12"/>
      <text:p text:style-name="P12">AMEAÇAS FÍSICAS </text:p>
      <text:p text:style-name="P12"><text:tab/>São aquelas que envolvem fenômenos naturais (incêndios, tornados, enchentes etc..) </text:p>
      <text:p text:style-name="P12"/>
      <text:p text:style-name="P12">AMEAÇAS LÓGICAS</text:p>
      <text:p text:style-name="P12"><text:tab/>Corrupção de dados, acessos não autorizados, ataques de negação de serviços</text:p>
      <text:p text:style-name="P12"/>
      <text:p text:style-name="P12">O plano de proteção tem que ser equivalente a tipos de ameaças. (extintor não resolve acesso não <text:soft-page-break/>autorizado)</text:p>
      <text:p text:style-name="P13">------------------------------------------------------------------------------------------------------------------------</text:p>
      <text:p text:style-name="P13">------------------------------------------------------------------------------------------------------------------------</text:p>
      <text:p text:style-name="P12">vídeo 4 </text:p>
      <text:p text:style-name="P12"/>
      <text:p text:style-name="P12">tipos de ameaças e vulnerabilidades – medidas de prevenção </text:p>
      <text:p text:style-name="P12"/>
      <text:p text:style-name="P15">PLANO PREVENTIVO </text:p>
      <text:p text:style-name="P15">- o plano de proteção equivalente ao tipo de ameaça (tem que fazer sentido)</text:p>
      <text:p text:style-name="P15"/>
      <text:p text:style-name="P15">CONTROLES </text:p>
      <text:p text:style-name="P15"><text:tab/>-podem ser adotados para evitar a ameaça </text:p>
      <text:p text:style-name="P15"><text:tab/>ex: autenticação em 2 etapas </text:p>
      <text:p text:style-name="P15"/>
      <text:p text:style-name="P16">HUMANA </text:p>
      <text:p text:style-name="P16">- todas aquelas causadas por humanos, sejam lógicas ou físicas</text:p>
      <text:p text:style-name="P16"/>
      <text:p text:style-name="P16">NÃO HUMANAS </text:p>
      <text:p text:style-name="P16">-causadas pela natureza ou problemas de infraestrutura </text:p>
      <text:p text:style-name="P16"/>
      <text:p text:style-name="P16"/>
      <text:p text:style-name="P16">ORIUNDAS DE COLABORADORES OU HACKERS </text:p>
      <text:p text:style-name="P14">------------------------------------------------------------------------------------------------------------------------</text:p>
      <text:p text:style-name="P14"/>
      <text:p text:style-name="P14"/>
      <text:p text:style-name="P16"/>
      <text:p text:style-name="P16"/>
      <text:p text:style-name="P15"/>
      <text:p text:style-name="P12"/>
      <text:p text:style-name="P12"/>
      <text:p text:style-name="P11"/>
      <text:p text:style-name="P11"/>
      <text:p text:style-name="P11"/>
      <text:p text:style-name="P10"/>
      <text:p text:style-name="P10"/>
      <text:p text:style-name="P10"><text:tab/></text:p>
      <text:p text:style-name="P6"/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9T13:32:23.917000000</dc:date>
    <meta:editing-duration>PT1H11M46S</meta:editing-duration>
    <meta:editing-cycles>20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48" meta:word-count="337" meta:character-count="3070" meta:non-whitespace-character-count="2712"/>
  </office:meta>
</office:document-meta>
</file>